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text-indent="0.4925in" style:auto-text-indent="false"/>
    </style:style>
    <style:style style:name="P3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P4" style:family="paragraph" style:parent-style-name="Standard">
      <style:paragraph-properties fo:margin-left="0in" fo:margin-right="0in" fo:margin-top="0.2in" fo:margin-bottom="0.2in" style:contextual-spacing="false" fo:text-indent="0.4925in" style:auto-text-indent="false"/>
    </style:style>
    <style:style style:name="P5" style:family="paragraph" style:parent-style-name="Standard">
      <style:paragraph-properties fo:margin-left="0in" fo:margin-right="0in" fo:margin-top="0.2in" fo:margin-bottom="0.2in" style:contextual-spacing="false" fo:text-align="justify" style:justify-single-word="false" fo:text-indent="0.4925in" style:auto-text-indent="false"/>
    </style:style>
    <style:style style:name="P6" style:family="paragraph" style:parent-style-name="Standard">
      <style:paragraph-properties fo:margin-left="0in" fo:margin-right="0in" fo:margin-top="0.2in" fo:margin-bottom="0.2in" style:contextual-spacing="false" fo:text-align="justify" style:justify-single-word="false" fo:orphans="0" fo:widows="0" fo:text-indent="0.4925in" style:auto-text-indent="false" style:punctuation-wrap="simple" style:vertical-align="auto"/>
    </style:style>
    <style:style style:name="P7" style:family="paragraph" style:parent-style-name="Standard">
      <style:paragraph-properties fo:margin-top="0in" fo:margin-bottom="0.139in" style:contextual-spacing="false" fo:line-height="115%" style:punctuation-wrap="simple" style:vertical-align="auto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List_20_Paragraph" style:list-style-name="WWNum15">
      <style:paragraph-properties fo:margin-left="0in" fo:margin-right="0in" fo:text-align="justify" style:justify-single-word="false" fo:text-indent="-0.25in" style:auto-text-indent="false" fo:background-color="#ffffff">
        <style:background-image/>
      </style:paragraph-properties>
    </style:style>
    <style:style style:name="P10" style:family="paragraph" style:parent-style-name="List_20_Paragraph" style:list-style-name="WWNum5">
      <style:paragraph-properties fo:margin-left="0in" fo:margin-right="0in" fo:text-align="justify" style:justify-single-word="false" fo:text-indent="-0.25in" style:auto-text-indent="false" fo:background-color="#ffffff">
        <style:background-image/>
      </style:paragraph-properties>
    </style:style>
    <style:style style:name="P11" style:family="paragraph" style:parent-style-name="List_20_Paragraph" style:list-style-name="WWNum5">
      <style:paragraph-properties fo:margin-left="0in" fo:margin-right="0in" fo:text-align="justify" style:justify-single-word="false" fo:orphans="0" fo:widows="0" fo:text-indent="-0.25in" style:auto-text-indent="false" style:punctuation-wrap="simple" style:vertical-align="auto"/>
    </style:style>
    <style:style style:name="P12" style:family="paragraph" style:parent-style-name="List_20_Paragraph">
      <style:paragraph-properties fo:margin-left="0in" fo:margin-right="0in" fo:text-align="justify" style:justify-single-word="false" fo:text-indent="0.4925in" style:auto-text-indent="false"/>
    </style:style>
    <style:style style:name="P13" style:family="paragraph" style:parent-style-name="List_20_Paragraph">
      <style:paragraph-properties fo:margin-left="0in" fo:margin-right="0in" fo:text-align="justify" style:justify-single-word="false" fo:orphans="0" fo:widows="0" fo:text-indent="0.4925in" style:auto-text-indent="false" style:punctuation-wrap="simple" style:vertical-align="auto"/>
    </style:style>
    <style:style style:name="P14" style:family="paragraph" style:parent-style-name="List_20_Paragraph">
      <style:paragraph-properties fo:margin-left="0in" fo:margin-right="0in" fo:text-align="justify" style:justify-single-word="false" fo:text-indent="0.4925in" style:auto-text-indent="false" fo:background-color="#ffffff">
        <style:background-image/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style:font-size-complex="12pt"/>
    </style:style>
    <style:style style:name="T4" style:family="text">
      <style:text-properties fo:color="#000000" fo:background-color="#ffffff" loext:char-shading-value="0" style:font-size-complex="12pt"/>
    </style:style>
    <style:style style:name="T5" style:family="text">
      <style:text-properties fo:color="#000000" officeooo:rsid="00107a95" fo:background-color="#ffffff" loext:char-shading-value="0" style:font-size-complex="12pt"/>
    </style:style>
    <style:style style:name="T6" style:family="text">
      <style:text-properties officeooo:rsid="00107a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ООО «ИСС Арт»</text:span></text:p>
      <text:p text:style-name="Standard"/>
      <text:p text:style-name="P1">ПРОТОКОЛ СОВЕЩАНИЯ №42 от «23» марта 2016г.</text:p>
      <text:p text:style-name="P3"/>
      <text:p text:style-name="P3"><text:span text:style-name="T1">Присутствовали</text:span>: специалист по сертификации Залевская И.В, Руководитель отдела тестирования Фирсанов К.А., Генеральный директор Орехов И.В.</text:p>
      <text:p text:style-name="P3"><text:span text:style-name="T1">Секретарь</text:span>: специалист по сертификации Залевская И.В.</text:p>
      <text:p text:style-name="P5">ПОВЕСТКА ДНЯ:</text:p>
      <text:list xml:id="list7518933811051703693" text:style-name="WWNum15">
        <text:list-item>
          <text:p text:style-name="P9">Перенос сроков задач<text:span text:style-name="T6">и</text:span> за <text:span text:style-name="T2">I</text:span> квартал отдела тестирования — <text:span text:style-name="T6">обновление инструкции И-06 2013.</text:span></text:p>
        </text:list-item>
      </text:list>
      <text:p text:style-name="P5">ВЫСТУПИЛИ:</text:p>
      <text:p text:style-name="P12">Фирсанов К.А.</text:p>
      <text:p text:style-name="P12">- о переносе сроков по задаче: <text:span text:style-name="T4">обновление инструкцию И-06, включив новые тестовые артефакты;</text:span></text:p>
      <text:p text:style-name="P12"><text:span text:style-name="T4">- о невозможности актуализации инструкции в установленный срок до 31.03.2016г. в связи с </text:span><text:span text:style-name="T5">необходимостью включить описание новых тестовых артефактов, используемых при работе на проектах и разработке процессов управления ими на различных проектах с различными методологиями разработки.</text:span></text:p>
      <text:p text:style-name="P12"><text:span text:style-name="T4">-о </text:span><text:span text:style-name="T5">желании привлечь к разработке данного документа инженеров тестировщиков и старших инженеров тестировщиков. Это явится сплачивающим фактором в команде.</text:span></text:p>
      <text:p text:style-name="P6">РЕШИЛИ:</text:p>
      <text:list xml:id="list1234841372302830761" text:style-name="WWNum5">
        <text:list-item>
          <text:p text:style-name="P10">Перенести актуализацию инструкции И-06 «Инструкция по <text:span text:style-name="T3">созданию тестовой документации</text:span>»</text:p>
        </text:list-item>
      </text:list>
      <text:p text:style-name="P14">Ответственный: Фирсанов К.А.</text:p>
      <text:p text:style-name="P13">Срок: д<text:span text:style-name="T6">о 31.05.2016</text:span></text:p>
      <text:list xml:id="list172010452579655" text:continue-numbering="true" text:style-name="WWNum5">
        <text:list-item>
          <text:p text:style-name="P11">Специалисту по сертификации внести правки в перечень задач отдела до 2<text:span text:style-name="T6">6</text:span>.03.2016г.</text:p>
        </text:list-item>
      </text:list>
      <text:p text:style-name="P5">Специалист по сертификации<text:tab/><text:tab/><text:tab/><text:tab/> <text:s text:c="5"/><text:tab/>И.В. Залевская</text:p>
      <text:p text:style-name="P4"><text:span text:style-name="T6">С</text:span>ОГЛАСОВАНО:</text:p>
      <text:p text:style-name="P4">Генеральный директор<text:tab/><text:tab/><text:tab/><text:tab/><text:tab/><text:tab/>И.В. Орехов</text:p>
      <text:p text:style-name="P4">Руководитель отдела тестирования<text:tab/><text:tab/><text:tab/><text:tab/>К.А. Фирсанов</text:p>
      <text:p text:style-name="P4"/>
      <text:p text:style-name="P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punctuation-wrap="hanging" style:vertical-align="baseli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pple-converted-space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ListLabel_20_1" style:display-name="ListLabel 1" style:family="text">
      <style:text-properties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Стиль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Стиль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Стиль2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Стиль2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2528in"/>
        </style:list-level-properties>
        <style:text-properties fo:font-family="'Times New Roman'" style:font-family-generic="roman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28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28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2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28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28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2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28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2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3" style:num-format="1" text:start-value="2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drozdov@issart.com</meta:initial-creator>
    <meta:keyword>протокол</meta:keyword>
    <meta:keyword>совещание</meta:keyword>
    <meta:keyword>meeting</meta:keyword>
    <meta:keyword>protocol</meta:keyword>
    <meta:keyword>CE</meta:keyword>
    <meta:keyword>CrISStalEye</meta:keyword>
    <meta:keyword>CrISStal</meta:keyword>
    <meta:keyword>Eye</meta:keyword>
    <meta:editing-cycles>4</meta:editing-cycles>
    <meta:print-date>2015-10-14T08:38:00</meta:print-date>
    <meta:creation-date>2015-12-17T10:14:00</meta:creation-date>
    <dc:date>2016-03-24T17:20:08.575644124</dc:date>
    <meta:editing-duration>PT9S</meta:editing-duration>
    <meta:generator>LibreOffice/4.2.8.2$Linux_X86_64 LibreOffice_project/420m0$Build-2</meta:generator>
    <meta:document-statistic meta:table-count="0" meta:image-count="0" meta:object-count="0" meta:page-count="1" meta:paragraph-count="20" meta:word-count="161" meta:character-count="1274" meta:non-whitespace-character-count="1117"/>
    <meta:user-defined meta:name="AppVersion">14.0000</meta:user-defined>
    <meta:user-defined meta:name="Company">ИСС Арт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